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61cb33c" officeooo:paragraph-rsid="061cb33c"/>
    </style:style>
    <style:style style:name="P2" style:family="paragraph" style:parent-style-name="Footnote">
      <style:text-properties officeooo:rsid="061d838c" officeooo:paragraph-rsid="061d838c"/>
    </style:style>
    <style:style style:name="P3" style:family="paragraph" style:parent-style-name="Footnote">
      <style:text-properties officeooo:rsid="061e5bc8" officeooo:paragraph-rsid="061e5bc8"/>
    </style:style>
    <style:style style:name="P4" style:family="paragraph" style:parent-style-name="Footnote">
      <style:text-properties officeooo:rsid="0620446e" officeooo:paragraph-rsid="0620446e"/>
    </style:style>
    <style:style style:name="P5" style:family="paragraph" style:parent-style-name="Footnote">
      <style:text-properties officeooo:rsid="0620edb8" officeooo:paragraph-rsid="0620edb8"/>
    </style:style>
    <style:style style:name="P6" style:family="paragraph" style:parent-style-name="Footnote">
      <style:text-properties officeooo:rsid="06217700" officeooo:paragraph-rsid="06217700"/>
    </style:style>
    <style:style style:name="P7" style:family="paragraph" style:parent-style-name="Text_20_body">
      <style:paragraph-properties fo:text-align="center" style:justify-single-word="false"/>
      <style:text-properties style:font-name="Sanskrit 2003" fo:font-size="13pt" officeooo:paragraph-rsid="00015ab5" style:font-size-asian="13pt" style:font-name-complex="Sanskrit 2003" style:font-size-complex="13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15ab5" style:font-size-asian="13pt" style:font-name-complex="Sanskrit 2003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61cb33c"/>
    </style:style>
    <style:style style:name="T3" style:family="text">
      <style:text-properties officeooo:rsid="05e06ac2"/>
    </style:style>
    <style:style style:name="T4" style:family="text">
      <style:text-properties officeooo:rsid="061d838c"/>
    </style:style>
    <style:style style:name="T5" style:family="text">
      <style:text-properties officeooo:rsid="061e5bc8"/>
    </style:style>
    <style:style style:name="T6" style:family="text">
      <style:text-properties officeooo:rsid="05e211b6"/>
    </style:style>
    <style:style style:name="T7" style:family="text">
      <style:text-properties officeooo:rsid="0620446e"/>
    </style:style>
    <style:style style:name="T8" style:family="text">
      <style:text-properties officeooo:rsid="0620edb8"/>
    </style:style>
    <style:style style:name="T9" style:family="text">
      <style:text-properties officeooo:rsid="06217700"/>
    </style:style>
    <style:style style:name="T10" style:family="text">
      <style:text-properties officeooo:rsid="05e3c033"/>
    </style:style>
    <style:style style:name="T11" style:family="text">
      <style:text-properties officeooo:rsid="062249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अथैकोनाशीतितमोऽध्यायः । </text:p>
      <text:p text:style-name="P8"><text:span text:style-name="T1">पवित्रारोहणविधिः</text:span> </text:p>
      <text:p text:style-name="P8">ईश्वर उवाच -<text:line-break/>अथ प्रातः समुत्थाय कृतस्नानः समाहितः । <text:line-break/>कृतसन्ध्या<text:span text:style-name="T2">र्च</text:span>नो मन्त्री प्रविश्य मखमण्डप<text:span text:style-name="T2">म्</text:span> ॥१<text:span text:style-name="T3">॥</text:span> <text:line-break/>समादाय पवित्राणि अविसर्जितद<text:span text:style-name="T2">े</text:span>वतः । <text:line-break/>ऐशान्यां भाजने शुद्धे स्थापयेत्कृतमण्डले ॥२<text:span text:style-name="T3">॥</text:span> <text:line-break/>ततो विसर्ज्य देवेशं नि<text:span text:style-name="T2">र्मा</text:span>ल्यमपनीय च । <text:line-break/>पूर्ववद्भूतले शुद्धे कृत्वा<text:span text:style-name="T2">ऽऽ</text:span>ह्निकमथ<text:note text:id="ftn632" text:note-class="footnote"><text:note-citation>1</text:note-citation><text:note-body><text:p text:style-name="P1">ह्निकमखद्वयम्</text:p></text:note-body></text:note> द्वय<text:span text:style-name="T2">म्</text:span> ॥३<text:span text:style-name="T3">॥</text:span> <text:line-break/>आदित्यद्वारदिक्पालकुम्भेशानौ शिवेऽनले <text:s/>। <text:s/><text:line-break/>नैमित्तिकीं सविस्तारां कु<text:span text:style-name="T2">र्या</text:span>त्पूजां विशेषतः ॥४<text:span text:style-name="T3">॥</text:span> <text:line-break/>मन्त्राणां तर्पणं प्रायश्चित्तहोमं शरात्मना । <text:line-break/>अष्टोत्तरशतं <text:note text:id="ftn633" text:note-class="footnote"><text:note-citation>2</text:note-citation><text:note-body><text:p text:style-name="P2">हुत्वा</text:p></text:note-body></text:note>कृत्वा दद्यात् पूर्णाहुतिं शनैः ॥५<text:span text:style-name="T3">॥</text:span> </text:p>
      <text:p text:style-name="P8">पवित्रं भानवे द<text:span text:style-name="T4">त्</text:span>त्वा समाचम्य ददीत च । <text:line-break/>द्वारपालादिदिक्पालकुम्भव<text:span text:style-name="T4">र्ध</text:span>निकादिषु ॥६<text:span text:style-name="T3">॥</text:span> <text:line-break/>सन्निधाने ततः शम्भोरुपविश्य निजासने । <text:s/><text:line-break/>पवित्रमात्मने दद्याद्गणाय गुरुवह्नये ॥७<text:span text:style-name="T3">॥</text:span> <text:line-break/><text:span text:style-name="T4">ॐ</text:span> कालात्मना<text:note text:id="ftn634" text:note-class="footnote"><text:note-citation>3</text:note-citation><text:note-body><text:p text:style-name="P2">ओंकारार्थं</text:p></text:note-body></text:note> त्वया देव <text:note text:id="ftn635" text:note-class="footnote"><text:note-citation>4</text:note-citation><text:note-body><text:p text:style-name="P2">यद्दृष्टं</text:p></text:note-body></text:note>यद्दिष्टं मामके विधौ <text:s/>। <text:line-break/>कृतं क्लिष्टं समुत्सृष्टं कृतं गुप्तञ्च यत्कृत<text:span text:style-name="T5">म्</text:span> ॥८<text:span text:style-name="T3">॥</text:span> <text:line-break/>तदस्तु क्लिष्टमक्लिष्टं कृतं क्लिष्टमसंस्कृत<text:span text:style-name="T5">म्</text:span> । <text:line-break/>सर्वात्मनाऽमुना शम्भो पवित्रेण त्वदिच्छया ॥९<text:span text:style-name="T3">॥</text:span> <text:line-break/><text:soft-page-break/><text:span text:style-name="T5">ॐ</text:span> पूरय मखव्रतं नियमेश्वराय स्वाहा ॥१०<text:span text:style-name="T3">॥</text:span><text:line-break/>आत्मतत्त्वे प्रकृत्यन्ते पालिते पद्मयोनिना <text:span text:style-name="T6">।</text:span> <text:s/><text:line-break/>मूलं लयान्तमुच्चा<text:span text:style-name="T5">र्य</text:span> पवित्रेणा<text:span text:style-name="T5">र्च</text:span>येच्छिव<text:span text:style-name="T5">म्</text:span> ॥११<text:span text:style-name="T3">॥</text:span> <text:line-break/>विद्यातत्त्वे च विद्यान्ते<text:note text:id="ftn636" text:note-class="footnote"><text:note-citation>5</text:note-citation><text:note-body><text:p text:style-name="P3">विद्यातत्त्वं च विद्यान्तं</text:p></text:note-body></text:note> विष्णुकारणपालिते <text:span text:style-name="T6">।</text:span><text:line-break/>ईश्वरान्तं समुच्चा<text:span text:style-name="T5">र्य </text:span>पवित्रमधिरोपयेत् ॥१२<text:span text:style-name="T3">॥</text:span><text:line-break/>शिवान्ते शिवतत्त्वे च रुद्रकारणपालिते <text:span text:style-name="T6">।</text:span> <text:line-break/>शिवान्तं मन्त्रमुच्चा<text:span text:style-name="T5">र्य</text:span> तस्मै देयं पवित्रक<text:span text:style-name="T5">म्</text:span> ॥१३<text:span text:style-name="T3">॥</text:span><text:line-break/>सर्वकारणपालेषु शिवमुच्चा<text:span text:style-name="T7">र्य</text:span><text:span text:style-name="T7"><text:note text:id="ftn637" text:note-class="footnote"><text:note-citation>6</text:note-citation><text:note-body><text:p text:style-name="P4">सर्वतत्त्वेषु</text:p></text:note-body></text:note></text:span> सुव्रतः <text:span text:style-name="T6">।</text:span> <text:line-break/>मूलं लयान्तमुच्चा<text:span text:style-name="T7">र्य</text:span> दद्याद्गङ्गावतारक<text:span text:style-name="T7">म्</text:span> ॥१४<text:span text:style-name="T3">॥</text:span> <text:line-break/>आत्मविद्याशिवैः प्रोक्तं मुमुक्षूणां पवित्रक<text:span text:style-name="T7">म्</text:span> <text:span text:style-name="T6">।</text:span> <text:line-break/>विनि<text:span text:style-name="T7">र्दि</text:span>ष्टं बुभुक्षूणां शिवतत्त्वात्मभिः<text:note text:id="ftn638" text:note-class="footnote"><text:note-citation>7</text:note-citation><text:note-body><text:p text:style-name="P4">शिवविद्यादिभिः</text:p></text:note-body></text:note> क्रमात् ॥१५<text:span text:style-name="T3">॥</text:span><text:line-break/>स्वाहान्तं वा नमोन्तं वा मन्त्रमेषामुदीरयेत् ॥१<text:span text:style-name="T6">६॥</text:span> <text:s/><text:line-break/><text:span text:style-name="T7">ॐ</text:span> हा<text:span text:style-name="T7">मा</text:span>त्मतत्त्वाधिपतये शिवाय स्वाहा ।</text:p>
      <text:p text:style-name="P8"><text:span text:style-name="T7">ॐ</text:span> हां विद्यातत्त्वाधिपतये शिवाय स्वाहा <text:span text:style-name="T6">॥</text:span><text:line-break/><text:span text:style-name="T7">ॐ</text:span> हौं शिवतत्त्वाधिपतये शिवाय स्वाहा ।<text:line-break/><text:span text:style-name="T7">ॐ</text:span> हौं सर्वतत्त्वाधिपतये शिवाय स्वाहा ॥१<text:span text:style-name="T6">७॥</text:span><text:line-break/>नत्वा गङ्गावतारन्तु प्रार्थयेत्तं कृताञ्जलिः ।<text:line-break/>त्वङ्गतिः सर्व्वभूतानां संस्थितिस्त्वञ्चराचरे ॥<text:span text:style-name="T6">१८॥</text:span> <text:line-break/>अन्तश्चारेण भूतानां द्रष्टा त्वं परमेश्वर ।<text:line-break/>कर्मणा मनसा वाचा त्वत्तो नान्या गति<text:span text:style-name="T8">र्म</text:span>म ॥१<text:span text:style-name="T6">९॥</text:span> <text:line-break/>मन्त्रहीनं क्रियाहीनं<text:note text:id="ftn639" text:note-class="footnote"><text:note-citation>8</text:note-citation><text:note-body><text:p text:style-name="P5">विधिहीनं, <text:span text:style-name="T9">भक्तिहीनं</text:span></text:p></text:note-body></text:note> द्रव्यहीनञ्च यत्कृत<text:span text:style-name="T8">म्</text:span> । <text:line-break/><text:soft-page-break/>जपहोमा<text:span text:style-name="T8">र्च</text:span>नैर्हीनं कृतं नित्यं मया तव ॥<text:span text:style-name="T6">२०॥</text:span> <text:line-break/>अकृतं वाक्यहीनं च तत्पूरय महेश्वर <text:s/>। <text:line-break/>सुपूतस्त्वं परेशान पवित्रं पापनाशन<text:span text:style-name="T8">म्</text:span> ॥<text:span text:style-name="T10">२१॥</text:span> <text:line-break/>त्वया पवित्रितं सर्वं जगत्स्थावरजङ्गम<text:span text:style-name="T8">म्</text:span> । <text:line-break/>खण्डितं यन्मया देव व्रतं वैकल्पयोगतः ॥२<text:span text:style-name="T10">२॥</text:span> <text:line-break/>एकी भवतु तत्सर्वं तवा<text:span text:style-name="T8">ऽऽ</text:span>ज्ञासूत्रगुम्फित<text:span text:style-name="T8">म्</text:span> । <text:line-break/>जपं निवेद्य देवस्य भक्त्या स्तोत्रं विधाय च ॥२<text:span text:style-name="T10">३॥</text:span> <text:line-break/>नत्वा तु गुरुणा<text:span text:style-name="T8">ऽऽ</text:span>दिष्टं गृह्णीयान्नियम<text:span text:style-name="T8">ं न</text:span>रः । <text:s/><text:line-break/>चतु<text:span text:style-name="T8">र्मा</text:span>सं त्रिमासं वा त्र्यहमेकाहमेव च ॥२<text:span text:style-name="T10">४॥</text:span> <text:line-break/>प्रणम्य क्षमयित्वेशं गत्वा कुण्डान्तिकं व्रती । <text:s/><text:line-break/>पावकस्थे शिवेऽप्येवं पवित्राणां चतुष्टय<text:span text:style-name="T8">म्</text:span> ॥२<text:span text:style-name="T10">५॥</text:span> <text:line-break/>समारोप्य समभ्य<text:span text:style-name="T8">र्च्य</text:span> पुष्पधूपाक्षतादिभिः । <text:line-break/>अन्तर्बलिं पवित्रञ्च रुद्रादिभ्यो निवेदयेत् ॥२<text:span text:style-name="T10">६॥</text:span> <text:line-break/>प्रविश्यान्तः शिवं स्तुत्वा सप्रणामं क्षमापयेत् । <text:s/></text:p>
      <text:p text:style-name="P8">प्रायश्चित्तकृतं होमं कृत्वा हुत्वा च पायस<text:span text:style-name="T9">म् </text:span>॥२<text:span text:style-name="T10">७॥</text:span> <text:line-break/>शनैः पूर्णाहुतिं द<text:span text:style-name="T9">त्</text:span>त्वा वह्निस्थं विसृजेच्छिव<text:span text:style-name="T9">म्</text:span> । <text:line-break/>होमं व्याहृतिभिः कृत्वा<text:note text:id="ftn640" text:note-class="footnote"><text:note-citation>9</text:note-citation><text:note-body><text:p text:style-name="P6">कन्याविष्टर</text:p></text:note-body></text:note> रुन्ध्यान्निष्ठुरयाऽनल<text:span text:style-name="T9">म्</text:span> ॥२<text:span text:style-name="T10">८॥</text:span> <text:line-break/>अग्न्यादिभ्यस्ततो दद्यादाहुतीनां चतुष्टय<text:span text:style-name="T9">म्</text:span> । <text:line-break/>दिक्पतिभ्यस्ततो दद्यात्सपवित्रं <text:span text:style-name="T9">ब</text:span>हिर्बलि<text:span text:style-name="T9">म्</text:span> ॥२<text:span text:style-name="T10">९॥</text:span> <text:line-break/>सिद्धान्तपुस्तके दद्यात्सप्रमाणं पवित्रक<text:span text:style-name="T9">म्</text:span> ॥<text:span text:style-name="T10">३०॥</text:span><text:line-break/><text:span text:style-name="T9">ॐ</text:span> हां भूः स्वाहा । <text:span text:style-name="T9">ॐ</text:span> हां भुवः स्वाहा । <text:span text:style-name="T9">ॐ</text:span> हां स्वः स्वाहा । <text:span text:style-name="T9">ॐ</text:span> हां भूर्भुवः स्वः स्वाहा ।<text:line-break/>होमं व्याहृतिभिः कृत्वा दत्वाऽऽहुतिचतुष्टय<text:span text:style-name="T9">म्</text:span> ॥<text:span text:style-name="T10">३२॥</text:span> <text:line-break/><text:soft-page-break/><text:span text:style-name="T9">ॐ</text:span> हा<text:span text:style-name="T9">मग्न</text:span>ये स्वाहा । <text:span text:style-name="T9">ॐ</text:span> हां सोमाय स्वाहा । <text:span text:style-name="T9">ॐ</text:span> हा<text:span text:style-name="T9">म</text:span>ग्नीषोमाभ्यां स्वाहा । <text:span text:style-name="T9">ॐ</text:span> हा<text:span text:style-name="T9">म</text:span>ग्नये स्विष्टकृते स्वाहा <text:span text:style-name="T10">॥३३॥</text:span><text:line-break/>गुरुं शिवमिवाभ्यर्च्य वस्त्रभूषादिविस्तरैः । <text:line-break/>समग्रं सफलं तस्य क्रियाकाण्डादि वार्षिक<text:span text:style-name="T9">म्</text:span> ॥<text:span text:style-name="T10">३४॥</text:span> <text:line-break/>यस्य तुष्टो गुरुः सम्यगित्याह परमेश्वरः । <text:s/><text:line-break/>इत्थं गुरोः समारोप्य हृदालम्बि पवित्रक<text:span text:style-name="T9">म्</text:span> ॥३<text:span text:style-name="T10">५॥</text:span> <text:line-break/>द्विजातीन्भोजयित्वा तु भक्त्या वस्त्रादिकं ददेत् । <text:line-break/>दानेनानेन देवेश प्रीयतां मे सदाशिवः ॥३<text:span text:style-name="T10">६॥</text:span> <text:line-break/>भक्त्या स्नानादिकं प्रातः कृत्वा शम्भोः समाहरेत् । <text:line-break/>पवित्राण्यष्टपुष्पैस्तं पूजयित्वा विस<text:span text:style-name="T9">र्ज</text:span>येत् ॥३<text:span text:style-name="T10">७॥</text:span> <text:line-break/>नित्यं नैमित्तिकं कृत्वा विस्तरेण यथा पुरा । <text:s/><text:line-break/>पवित्राणि समारोप्य प्रणम्याग्नौ शिवं यजेत् ॥<text:span text:style-name="T10">३८॥</text:span> <text:line-break/>प्रायश्चित्तं ततोऽस्त्रेण हुत्वा पूर्णाहुतिं यजेत् । <text:s/></text:p>
      <text:p text:style-name="P7">भुक्तिकामः शिवायाथ कु<text:span text:style-name="T11">र्य</text:span>त् क<text:span text:style-name="T11">र्म</text:span>समर्पण<text:span text:style-name="T11">म्</text:span> ॥३<text:span text:style-name="T10">९॥</text:span> <text:line-break/>त्वत्प्रसादेन क<text:span text:style-name="T11">र्मे</text:span>दं ममास्तु फलसाधक<text:span text:style-name="T11">म्</text:span> ।<text:line-break/>मुक्तिकामस्तु क<text:span text:style-name="T11">र्मे</text:span>दं माऽस्तु मे नाथ बन्धक<text:span text:style-name="T11">म्</text:span> ॥<text:span text:style-name="T10">४०॥</text:span> <text:line-break/>वह्निस्थं नाडीयोगेन शिवं संयोजये<text:span text:style-name="T11">च्</text:span>छिवे ।<text:line-break/>हृदि न्यस्याग्निसङ्घातं पावकं च विसर्जयेत् ॥<text:span text:style-name="T10">४१॥</text:span> <text:line-break/>समाचम्य प्रविश्यान्तः कुम्भानुगतसंवरान् ।<text:line-break/>शिवे संयोज्य साक्षेपं क्षमस्वेति विसर्जयेत् ॥<text:span text:style-name="T10">४२॥</text:span><text:line-break/>विसृज्य लोकपालादीनादायेशात् पवित्रक<text:span text:style-name="T11">म्</text:span> ।<text:line-break/>सति चण्डेश्वरे पूजां कृत्वा द<text:span text:style-name="T11">त्</text:span>त्वा पवित्रक<text:span text:style-name="T11">म्</text:span> ॥<text:span text:style-name="T10">४३॥</text:span><text:line-break/>तन्निर्माल्यादिकं तस्मै सपवित्रं समर्पयेत् । <text:line-break/>अथ वा स्थण्डिले चण्डं विधिना पूर्ववद्यजेत् ॥<text:span text:style-name="T10">४४॥</text:span> <text:line-break/><text:soft-page-break/>यत्किञ्चिद्वार्षिकं क<text:span text:style-name="T11">र्म</text:span> कृतं न्यूनाधिकं मया । <text:line-break/>तदस्तु परिपूर्णं मे चण्ड नाथ तवा<text:span text:style-name="T11">ऽऽ</text:span>ज्ञया ॥४<text:span text:style-name="T10">५॥</text:span> <text:line-break/>इति विज्ञाप्य देवेशं नत्वा स्तुत्वा विसर्जयेत् । <text:line-break/>त्यक्तनि<text:span text:style-name="T11">र्मा</text:span>ल्यकः शुद्धः स्नापयित्वा शिवं यजेत् । <text:line-break/>पञ्चयोजनसंस्थोऽपि पवित्रं गुरुसन्निधौ ॥४<text:span text:style-name="T10">६</text:span>॥ </text:p>
      <text:p text:style-name="P7">इत्यादिमहापुराणे आग्नेये पवित्रारोहणं नाम एकोनाशी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2:57:17.424227718</meta:creation-date>
    <dc:date>2017-06-15T12:57:53.210443122</dc:date>
    <meta:editing-duration>PT36S</meta:editing-duration>
    <meta:editing-cycles>1</meta:editing-cycles>
    <meta:document-statistic meta:table-count="0" meta:image-count="0" meta:object-count="0" meta:page-count="5" meta:paragraph-count="17" meta:word-count="534" meta:character-count="2448" meta:non-whitespace-character-count="1847"/>
    <meta:generator>LibreOffice/5.1.6.2$Linux_X86_64 LibreOffice_project/10m0$Build-2</meta:generator>
  </office:meta>
</office:document-meta>
</file>